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- какие вопросы нужно задать чтобы понять и изучить</text:p>
      <text:p text:style-name="P1">ChatGPT</text:p>
      <text:p text:style-name="P2">ChatGPT</text:p>
      <text:p text:style-name="P3">Чтобы начать изучение SQL (Structured Query Language), полезно рассмотреть следующие вопросы:</text:p>
      <text:h text:style-name="P9" text:outline-level="3">Введение в SQL:</text:h>
      <text:list xml:id="list4273745629747826513" text:style-name="L1">
        <text:list-item>
          <text:p text:style-name="P4"><text:span text:style-name="Strong_20_Emphasis">Что такое SQL и для чего он используется?</text:span> - Определение языка запросов, который используется для управления данными в реляционных базах данных.</text:p>
        </text:list-item>
        <text:list-item>
          <text:p text:style-name="P4"><text:span text:style-name="Strong_20_Emphasis">Какова история SQL и какие базы данных поддерживают его?</text:span> - Изучение происхождения SQL и популярных систем управления базами данных (СУБД), таких как MySQL, PostgreSQL, Microsoft SQL Server, Oracle и др.</text:p>
        </text:list-item>
        <text:list-item>
          <text:p text:style-name="P4"><text:span text:style-name="Strong_20_Emphasis">Каковы основные типы команд в SQL и их предназначение?</text:span> - Основные команды, такие как SELECT, INSERT, UPDATE, DELETE, CREATE, DROP и их функциональность.</text:p>
        </text:list-item>
      </text:list>
      <text:h text:style-name="P9" text:outline-level="3">Основы работы с данными:</text:h>
      <text:list xml:id="list7890366459432515712" text:style-name="L2">
        <text:list-item>
          <text:p text:style-name="P5"><text:span text:style-name="Strong_20_Emphasis">Как создать базу данных и таблицу в SQL?</text:span> - Понимание команд для создания базы данных и определения ее структуры через создание таблиц.</text:p>
        </text:list-item>
        <text:list-item>
          <text:p text:style-name="P5"><text:span text:style-name="Strong_20_Emphasis">Какие типы данных поддерживает SQL и для чего они используются?</text:span> - Изучение различных типов данных, таких как строки, числа, даты, булевы значения и их применение.</text:p>
        </text:list-item>
        <text:list-item>
          <text:p text:style-name="P5"><text:span text:style-name="Strong_20_Emphasis">Как выполнять запросы на выборку данных (SELECT) из таблицы?</text:span> - Основы написания запросов для извлечения данных из базы данных.</text:p>
        </text:list-item>
      </text:list>
      <text:h text:style-name="P9" text:outline-level="3">Управление данными:</text:h>
      <text:list xml:id="list5410877737552170510" text:style-name="L3">
        <text:list-item>
          <text:p text:style-name="P6"><text:span text:style-name="Strong_20_Emphasis">Как добавлять новые записи в таблицу (INSERT) и изменять существующие (UPDATE)?</text:span> - Понимание команд для добавления и изменения данных в таблицах.</text:p>
        </text:list-item>
        <text:list-item>
          <text:p text:style-name="P6"><text:span text:style-name="Strong_20_Emphasis">Как удалять данные из таблицы (DELETE) и управлять структурой таблицы (ALTER)?</text:span> - Основы удаления данных и изменения структуры таблицы.</text:p>
        </text:list-item>
      </text:list>
      <text:h text:style-name="P9" text:outline-level="3">Работа с запросами и фильтрация данных:</text:h>
      <text:list xml:id="list4755097081800780034" text:style-name="L4">
        <text:list-item>
          <text:p text:style-name="P7"><text:span text:style-name="Strong_20_Emphasis">Как использовать условия (WHERE) для фильтрации данных?</text:span> - Понимание использования условий для выборки конкретных данных из таблицы.</text:p>
        </text:list-item>
        <text:list-item>
          <text:p text:style-name="P7"><text:span text:style-name="Strong_20_Emphasis">Как объединять данные из нескольких таблиц (JOIN)?</text:span> - Основы использования JOIN для объединения данных из разных таблиц.</text:p>
        </text:list-item>
      </text:list>
      <text:h text:style-name="P9" text:outline-level="3">Операции с данными и управление транзакциями:</text:h>
      <text:list xml:id="list6522752865611825327" text:style-name="L5">
        <text:list-item>
          <text:p text:style-name="P8"><text:span text:style-name="Strong_20_Emphasis">Что такое транзакции в SQL и как их использовать (BEGIN TRANSACTION, COMMIT, ROLLBACK)?</text:span> - Понимание концепции транзакций и их использования для обеспечения целостности данных.</text:p>
        </text:list-item>
        <text:list-item>
          <text:p text:style-name="P8"><text:span text:style-name="Strong_20_Emphasis">Как работать с агрегатными функциями (SUM, AVG, COUNT, MAX, MIN)?</text:span> - <text:soft-page-break/>Основы использования агрегатных функций для выполнения операций над данными.</text:p>
        </text:list-item>
      </text:list>
      <text:p text:style-name="P3">Изучение SQL начинается с понимания его основ и базовых команд для управления данными в базе данных. После этого можно углубляться в более сложные запросы и продвинутые те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5T02:35:14.76</dc:date>
    <meta:document-statistic meta:table-count="0" meta:image-count="0" meta:object-count="0" meta:page-count="2" meta:paragraph-count="22" meta:word-count="341" meta:character-count="2271"/>
    <dc:creator>Dima Wide</dc:creator>
    <meta:user-defined meta:name="Info 1"/>
    <meta:user-defined meta:name="Info 2"/>
    <meta:user-defined meta:name="Info 3"/>
    <meta:user-defined meta:name="Info 4"/>
  </office:meta>
</office:document-meta>
</file>